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7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* Formulario de clientes</text:p>
          </table:table-cell>
          <table:table-cell table:number-columns-repeated="2"/>
        </table:table-row>
        <table:table-row table:style-name="ro2">
          <table:table-cell office:value-type="string">
            <text:p><text:s text:c="3"/>#. Búsqueda e identificación por RUC o DNI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<text:s text:c="3"/>#. Formulario de *persona natural* (leer, crear, actualizar)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s text:c="3"/>#. Formulario de *persona jurídica* (leer, crear, actualizar)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s text:c="3"/>#. PDF de declaración jurada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* Tablero de control</text:p>
          </table:table-cell>
          <table:table-cell table:number-columns-repeated="2"/>
        </table:table-row>
        <table:table-row table:style-name="ro1">
          <table:table-cell office:value-type="string">
            <text:p><text:s text:c="3"/>#. Lista de operacion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s text:c="3"/>#. Actualizar estado de operació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* Registro de operaciones</text:p>
          </table:table-cell>
          <table:table-cell table:number-columns-repeated="2"/>
        </table:table-row>
        <table:table-row table:style-name="ro1">
          <table:table-cell office:value-type="string">
            <text:p><text:s text:c="3"/>#. Agregar operación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<text:s text:c="3"/>#. Carga de formularios: Declarante, Ordenante, Destinatario, Tercero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* Lista de alertas</text:p>
          </table:table-cell>
          <table:table-cell table:number-columns-repeated="2"/>
        </table:table-row>
        <table:table-row table:style-name="ro1">
          <table:table-cell office:value-type="string">
            <text:p><text:s text:c="3"/>#. Checklist de alerta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s text:c="3"/>#. Guardar alertas y observaciones por operación</text:p>
          </table:table-cell>
          <table:table-cell office:value-type="float" office:value="3">
            <text:p>3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GUI Changes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Add Movement For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5">00/00/0000</text:date>, <text:time style:data-style-name="N2" text:time-value="0000-00-00T09:37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Hian (gcca)</meta:initial-creator>
    <meta:creation-date>2013-08-12T11:10:00</meta:creation-date>
    <dc:date>2013-08-15T09:38:20</dc:date>
    <dc:creator>cristHian (gcca)</dc:creator>
    <meta:editing-duration>PT36S</meta:editing-duration>
    <meta:editing-cycles>3</meta:editing-cycles>
    <meta:generator>LibreOffice/4.0.2.2$Linux_X86_64 LibreOffice_project/400m0$Build-2</meta:generator>
    <meta:document-statistic meta:table-count="1" meta:cell-count="30" meta:object-count="0"/>
  </office:meta>
</office:document-meta>
</file>